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MetadataTests.notAn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MetadataTests.perTarget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pectMetadataTests.perThis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pectMetadataTests.singleton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